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0bc6" officeooo:paragraph-rsid="00100bc6"/>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8df4" officeooo:paragraph-rsid="00208df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3f0c" officeooo:paragraph-rsid="00223f0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3f0c" officeooo:paragraph-rsid="00223f0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3f0c" officeooo:paragraph-rsid="00223f0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242d7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242d7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242d7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2d72" officeooo:paragraph-rsid="0027143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fo:color="#c9211e" officeooo:rsid="001a4672" officeooo:paragraph-rsid="00223f0c"/>
    </style:style>
    <style:style style:name="P11" style:family="paragraph" style:parent-style-name="Standard">
      <style:text-properties fo:color="#c9211e" officeooo:rsid="001ba785" officeooo:paragraph-rsid="00223f0c"/>
    </style:style>
    <style:style style:name="P12" style:family="paragraph" style:parent-style-name="Standard">
      <style:text-properties fo:color="#c9211e" officeooo:rsid="001d218c" officeooo:paragraph-rsid="001d218c"/>
    </style:style>
    <style:style style:name="P13" style:family="paragraph" style:parent-style-name="Standard">
      <style:text-properties fo:color="#c9211e" officeooo:rsid="001d218c" officeooo:paragraph-rsid="001431c5"/>
    </style:style>
    <style:style style:name="P14" style:family="paragraph" style:parent-style-name="Standard">
      <style:text-properties fo:color="#c9211e" officeooo:rsid="001d218c" officeooo:paragraph-rsid="00223f0c"/>
    </style:style>
    <style:style style:name="P15" style:family="paragraph" style:parent-style-name="Standard">
      <style:text-properties fo:color="#c9211e" officeooo:rsid="001431c5" officeooo:paragraph-rsid="00100bc6"/>
    </style:style>
    <style:style style:name="P16" style:family="paragraph" style:parent-style-name="Standard">
      <style:text-properties officeooo:rsid="001431c5" officeooo:paragraph-rsid="00100bc6"/>
    </style:style>
    <style:style style:name="P17" style:family="paragraph" style:parent-style-name="Standard">
      <style:text-properties officeooo:rsid="001431c5" officeooo:paragraph-rsid="00223f0c"/>
    </style:style>
    <style:style style:name="P18" style:family="paragraph" style:parent-style-name="Standard">
      <style:text-properties style:use-window-font-color="true" officeooo:rsid="00207673" officeooo:paragraph-rsid="00207673"/>
    </style:style>
    <style:style style:name="P19" style:family="paragraph" style:parent-style-name="Standard">
      <style:text-properties style:use-window-font-color="true" officeooo:rsid="00242d72" officeooo:paragraph-rsid="00242d72"/>
    </style:style>
    <style:style style:name="P20" style:family="paragraph" style:parent-style-name="Standard">
      <style:text-properties style:use-window-font-color="true" officeooo:rsid="00242d72" officeooo:paragraph-rsid="002542c8"/>
    </style:style>
    <style:style style:name="P21" style:family="paragraph" style:parent-style-name="Standard">
      <style:text-properties style:use-window-font-color="true" officeooo:rsid="0027f4ac" officeooo:paragraph-rsid="0027f4ac"/>
    </style:style>
    <style:style style:name="P22" style:family="paragraph" style:parent-style-name="Standard">
      <style:text-properties style:use-window-font-color="true" fo:font-weight="bold" officeooo:rsid="0027f4ac" officeooo:paragraph-rsid="0027f4ac" style:font-weight-asian="bold" style:font-weight-complex="bold"/>
    </style:style>
    <style:style style:name="P23" style:family="paragraph" style:parent-style-name="Standard">
      <style:text-properties style:use-window-font-color="true" fo:font-weight="bold" officeooo:rsid="00242d72" officeooo:paragraph-rsid="00242d72" style:font-weight-asian="bold" style:font-weight-complex="bold"/>
    </style:style>
    <style:style style:name="P24" style:family="paragraph" style:parent-style-name="Standard">
      <style:text-properties style:use-window-font-color="true" fo:font-weight="bold" officeooo:rsid="00207673" officeooo:paragraph-rsid="00207673" style:font-weight-asian="bold" style:font-weight-complex="bold"/>
    </style:style>
    <style:style style:name="P25" style:family="paragraph" style:parent-style-name="Standard">
      <style:text-properties officeooo:paragraph-rsid="00223f0c"/>
    </style:style>
    <style:style style:name="T1" style:family="text">
      <style:text-properties officeooo:rsid="000e42a8"/>
    </style:style>
    <style:style style:name="T2" style:family="text">
      <style:text-properties fo:color="#c9211e"/>
    </style:style>
    <style:style style:name="T3" style:family="text">
      <style:text-properties fo:color="#c9211e" officeooo:rsid="001a4672"/>
    </style:style>
    <style:style style:name="T4" style:family="text">
      <style:text-properties fo:color="#c9211e" officeooo:rsid="001ba785"/>
    </style:style>
    <style:style style:name="T5" style:family="text">
      <style:text-properties fo:color="#c9211e" officeooo:rsid="001d218c"/>
    </style:style>
    <style:style style:name="T6" style:family="text">
      <style:text-properties officeooo:rsid="00242d72"/>
    </style:style>
    <style:style style:name="T7" style:family="text">
      <style:text-properties officeooo:rsid="002542c8"/>
    </style:style>
    <style:style style:name="T8" style:family="text">
      <style:text-properties officeooo:rsid="0027c24d"/>
    </style:style>
    <style:style style:name="T9" style:family="text">
      <style:text-properties officeooo:rsid="0027f4ac"/>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1431c5" style:font-size-asian="12pt" style:font-style-asian="normal" style:font-weight-asian="normal" style:font-size-complex="12pt" style:font-style-complex="normal" style:font-weight-complex="normal"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ój system:</text:p>
      <text:p text:style-name="Standard">System do zarządzania biblioteką gier zainstalowanych na komputerze. Podstawowe funkcjonalności systemu:</text:p>
      <text:p text:style-name="Standard">- Wyświetlanie listy zainstalowanych gier</text:p>
      <text:p text:style-name="Standard">- Uruchamianie wybranej gry/gier</text:p>
      <text:p text:style-name="Standard">- Odinstalowywanie gry</text:p>
      <text:p text:style-name="Standard">- Zarządzanie zapisami gier</text:p>
      <text:p text:style-name="Standard">Dodatkowo system ma udostępniać funkcjonalności społeczne takie jak:</text:p>
      <text:p text:style-name="Standard">- Lista "znajomych". Każdy użytkownik ma swoją własną listę znajomych</text:p>
      <text:p text:style-name="Standard">- Komunikator tekstowy</text:p>
      <text:p text:style-name="Standard">- Publiczny profil użytkownika na którym będzie mógł on udostępniać różnego rodzaju publiczne wiadomości (takie jak: odblokowanie osiągnięcia w grze lub ręcznie wpisywana wiadomość)</text:p>
      <text:p text:style-name="P25">- Możliwość tworzenia grup społecznych skupiających się wokół konkretnego tematu System ma dodatkowo zbierać informacje statystyczne o użytkownikach m.in.: czas kiedy jest zalogowany, w jakie gry gra, ile czasu trwa jedna sesja gry.</text:p>
      <text:p text:style-name="P17"/>
      <text:p text:style-name="P17"><text:bookmark text:name="yui_3_17_2_1_1553515641224_708"/>1. Na jakich platformach ma być obsługiwany system?<text:line-break/><text:span text:style-name="T3">Windows, mac os, osobna aplikacja mobilna na systemy android i IOS</text:span><text:line-break/>2. W jaki sposób ma być zorganizowany interfejs systemu?<text:line-break/><text:span text:style-name="T3">Samodzielna aplikacja desktopowa (poza grą) + półprzezroczysta nakładka (podczas gry)</text:span></text:p>
      <text:p text:style-name="P10">Aplikacja desktopowa powinna mieć kilka zakładek w górnej części interfejsu: biblioteka, społeczność, ustawienia. Środkowa część interfejsu odpowiada za funkcjonalność z wybranej zakładki np. w zakładce biblioteki powinna być wyświetlona lista gier. Po wybraniu gry powinny zostać wyświetlone krótkie informacje o danej grze. Kliknięcie prawym przyciskiem myszy na tytuł gry rozwija menu pozwalające na edycję ustawień gry (takie jak: dodatkowe argumenty uruchomienia, folder z zapisami, odinstalowanie gry). </text:p>
      <text:p text:style-name="P17"><text:span text:style-name="T3">Po prawej stronie interfejsu zawsze jest wyświetlona pionowa kolumna z listą znajomych, która umożliwia otworzenie czatu z danym użytkownikiem</text:span><text:line-break/>3. W jakim celu system ma zbierać informacje statystyczne?<text:line-break/><text:span text:style-name="T3">Wyświetlanie tych informacji na profilu użytkownika, sprzedaż tych danych partnerom handlowym, informowanie innych użytkowników o osiągnięciu konkretnych kamieni milowych (np. 100 godzin spędzonych w danej grze) na profilu.</text:span><text:line-break/>4. W jaki sposób użytkownicy będą w stanie korzystać z aplikacji? (Poprzez utworzenie konta i zalogowanie się, lokalnie itp.)<text:line-break/><text:span text:style-name="T4">Konieczne będzie utworzenie konta. Umożliwi to synchronizację danych lokalnych gier na różnych komputerach.</text:span><text:line-break/>5. Co ma zawierać lista zainstalowanych gier? Czy ma przechowywać informacje dodatkowe o danej grze?<text:line-break/><text:span text:style-name="T4">Każdy wpis na listę gier oznacza:</text:span></text:p>
      <text:p text:style-name="P11">-ścieżkę do instalacji gry</text:p>
      <text:p text:style-name="P11">-ścieżkę do deinstalatora gry</text:p>
      <text:p text:style-name="P11">-ścieżki do poszczególnych katalogów zawierających informacje lokalne o grze (takie jak folder z zapisami, screenshotami, ustawieniami). Możliwość dodawania takich folderów.</text:p>
      <text:p text:style-name="P11">Do każdej gry można przypisać link/linki odsyłające do forum podforum poświęconego danej grze</text:p>
      <text:p text:style-name="P17"><text:span text:style-name="T4">Wydawca gry ma możliwość utworzenia wzorca profilu danej gry. Jeśli taka gra zostanie rozpoznana ten oficjalny wzorzec będzie mógł być automatycznie pobrany (i ewentualnie modyfikowany). Dodanie gry jako „oficjalnej” umożliwi to zaimplementowanie systemu osiągnięć</text:span><text:line-break/>6. Gdzie mają być przechowywane zapisy gier?<text:line-break/><text:span text:style-name="T4">Każda gra będzie miała zdefiniowany swój własny katalog na przechowywanie zapisów i innych danych lokalnych</text:span><text:line-break/>7. Kto będzie mógł tworzyć grupy społeczne oraz kto będzie mógł je przeglądać?<text:line-break/><text:span text:style-name="T4">Każdy użytkownik może utworzyć swoją grupę. Oficjalni wydawcy mogą tworzyć oficjalne grupy, </text:span><text:soft-page-break/><text:span text:style-name="T4">które będą specjalnie oznaczone i wyświetlane na ekranie głównym aplikacji po wybraniu gry.</text:span><text:line-break/>8. Jakie dodatkowe informacje ma zawierać profil użytkownika?<text:line-break/><text:span text:style-name="T2">-</text:span><text:span text:style-name="T4">Unikatowa nazwa użytkownika</text:span></text:p>
      <text:p text:style-name="P11">-Awatar użytkownika</text:p>
      <text:p text:style-name="P11">-Dane dotyczące tego w jakie gry użytkownik gra/jakie gry ma zainstalowane</text:p>
      <text:p text:style-name="P11">-Jakich rodzajów kontrolerów użytkownik używał (klawiatura+mysz/pad/kierownica)</text:p>
      <text:p text:style-name="P17"><text:span text:style-name="T4">Wszystkie informacje poza nazwą i awatarem mogą zostać ukryte</text:span><text:line-break/>9. Dla kogo ma być widoczny profil publiczny użytkownika?<text:line-break/><text:span text:style-name="T4">Każdy inny użytkownik może zobaczyć nazwę i awatar użytkownika. Użytkownik może ustawić </text:span><text:span text:style-name="T5">widoczność swojego profilu. Widoczność publiczna oznacza że każdy inny użytkownik może widzieć informacje którymi dany użytkownik chce się dzielić. Widoczność dla znajomych oznacza że tylko znajomi mogą widzieć szczegółowe informacje. Widoczność prywatna oznacza że nikt nie może widzieć informacji szczegółowych.</text:span></text:p>
      <text:p text:style-name="P14">Użytkownik może zdefiniować jakimi informacjami chce się dzielić (osobno dla każdej gry, informacje takie jak kiedy gra w grę albo odblokowane osiągniecia)</text:p>
      <text:p text:style-name="P17"><text:span text:style-name="T5">Administratorzy systemu nie podlegają ograniczeniom widoczności. Mogą oni widzieć wszystkie informacje wszystkich użytkowników.</text:span><text:line-break/>10. Czy użytkownicy powinni mieć możliwość dołączenia do wspólnej gry?<text:line-break/><text:span text:style-name="T5">Taka funkcjonalność nie jest przewidywana</text:span><text:line-break/>11. Kto ma możliwość wglądu w statystyki użytkownika? </text:p>
      <text:p text:style-name="P14">Tak jak odpowiedź na pytanie 9</text:p>
      <text:p text:style-name="Standard"/>
      <text:p text:style-name="Standard">System Damiana</text:p>
      <text:p text:style-name="Standard"><text:span text:style-name="T1">(</text:span>Damian Janicki 209334<text:span text:style-name="T1">):</text:span></text:p>
      <text:p text:style-name="Standard">System aplikacji mobilnej, który powinien zarządzać użytkownikami, preferencjami użytkowników oraz umożliwiać prowadzenie dziennika. Głównym zamysłem jest pomoc osobom z alergiami pokarmowymi w życiu codziennym np. przy zakupach. Aplikacja mobilna skierowana będzie do osób z alergiami pokarmowymi. Dowolna osoba będzie miała możliwość korzystania z aplikacji. Każdy użytkownik powinien mieć możliwość rejestracji oraz personalizacji konta pod względem alergenów na jakie jest uczulony. Użytkownik powinien mieć możliwość zapisywania co zjadł, o której godzinie i w jakiej ilości. Takie dane powinny być udostępniane na serwer. Użytkownik ma mieć możliwość identyfikacji alergenów pokarmowych w produktach sklepowych, w których jest podany skład. Informacje o składzie powinny być wyświetlane po zeskanowaniu kodu kreskowego produktu lub zrobieniu zdjęcia składu produktu na ekran telefonu</text:p>
      <text:p text:style-name="Standard"/>
      <text:p text:style-name="P1">Ankieta:</text:p>
      <text:p text:style-name="P16">1 W jaki sposób użytkownik będzie wprowadzał alergeny na jakie jest uczulony (wybór z zamkniętej listy, wpisanie ręcznie czy inny rodzaj wprowadzania danych)?</text:p>
      <text:p text:style-name="P15">1 Użytkownik powinien mieć możliwość wyboru alergenów ze wcześniej predefiniowanej listy. Wybór tych alergenów powinien być możliwy po pierwszym wejściu w aplikację oraz powinna być możliwość modyfikacji takowej listy.</text:p>
      <text:p text:style-name="P16"/>
      <text:p text:style-name="P16">2 Kto ma dostęp do listy alergenów użytkownika (poza samym użytkownikiem)</text:p>
      <text:p text:style-name="P15">2 Dostęp powinien mieć tylko sam użytkownik.</text:p>
      <text:p text:style-name="P16"/>
      <text:p text:style-name="P16">3 Co oznaczają ‘preferencje użytkownika’?</text:p>
      <text:p text:style-name="P15">3. Preferencje użytkownika czyli lista alergenów na które jest uczulony.</text:p>
      <text:p text:style-name="P16"/>
      <text:p text:style-name="P16">4 Jaki (jeśli w ogóle) rodzaj autoryzacji przewidujemy?</text:p>
      <text:p text:style-name="P15">4 Każdy użytkownik powinien mieć możliwość utworzenia oraz logowania za pomocą konta. Przy każdym wejściu do aplikacji system powinien prosić o podanie loginu oraz hasła, ale także oferować możliwość zapamiętania loginu oraz hasła.</text:p>
      <text:p text:style-name="P16"><text:soft-page-break/></text:p>
      <text:p text:style-name="P16">5 Jaka jest reakcja systemu (jeśli w ogóle) na fakt spożycia przez użytkownika alergenu?</text:p>
      <text:p text:style-name="P15">5 Spożycie alergenu powinno być zaznaczane przez użytkownika, po czym system zapisuje taką informację w dzienniku. Użytkownik powinien mieć potem wgląd do wszystkich wpisów.</text:p>
      <text:p text:style-name="P16"/>
      <text:p text:style-name="P16">6 Jakie informacje użytkownik musi podać aby się zarejestrować?</text:p>
      <text:p text:style-name="P15">6 Adres login, hasło, adres e-mail.</text:p>
      <text:p text:style-name="P16"/>
      <text:p text:style-name="P16">7 Czy skład produktu sklepowego będzie pełny, ograniczony do alergenów, czy ograniczony do alergenów na które użytkownik jest uczulony?</text:p>
      <text:p text:style-name="P15">7 Skład produktu sklepowego powinien być ograniczony tylko do pewnego grona alergenów. Jest to 12 alergenów, które każdy produkt powinien posiadać na opakowaniu wg. normy 2003/89/EC.</text:p>
      <text:p text:style-name="P16"/>
      <text:p text:style-name="P16">8 W jakiej formie ma być wyświetlany dziennik? Czy można go modyfikować?</text:p>
      <text:p text:style-name="P15">8 Dziennik powinien mieć postać kalendarza. Dany użytkownik ma dostęp tylko do swojego dziennika. Użytkownik powinien mieć możliwość wyboru konkretnego dnia, po czym system wyświetla wszystkie produkty, które użytkownik dodał do dziennika danego dnia. Użytkownik powinien mieć możliwość uzupełnienia.</text:p>
      <text:p text:style-name="P16"/>
      <text:p text:style-name="P16">9 Czy alergeny są w jakiś sposób opisane? Jeśli tak to w jaki sposób?</text:p>
      <text:p text:style-name="P15">9 Każdy alergen ma swoją nazwę i informację o tym czy występuje w danym produkcie czy nie. Alergeny nie powinny mieć dodatkowego opisu. Ewentualnie każdy alergen mógłby mieć intuicyjny obrazek (np. orzechy, jaja itp.).</text:p>
      <text:p text:style-name="P16"/>
      <text:p text:style-name="P16">10 Czy jest przewidywana jakaś funkcjonalność odnośnie lekarstw?</text:p>
      <text:p text:style-name="P15">10 Możliwe jest dodanie przypomnienia o zażywaniu leków, które użytkownik sam dodaje (coś na przykład budzika).</text:p>
      <text:p text:style-name="P13"/>
      <text:p text:style-name="P12"/>
      <text:p text:style-name="P12"/>
      <text:p text:style-name="P24">Wymagania <text:span text:style-name="T6">funkcjonalne:</text:span></text:p>
      <text:p text:style-name="P18"/>
      <text:p text:style-name="P2">Nowy użytkownik powinien mieć możliwość założenia konta:</text:p>
      <text:list xml:id="list3019255718" text:style-name="L1">
        <text:list-item>
          <text:p text:style-name="P3">wymagane jest podanie loginu, hasła i adresu e-mail</text:p>
        </text:list-item>
      </text:list>
      <text:p text:style-name="P4"/>
      <text:p text:style-name="P4">Użytkownik ma mieć możliwość edycji listy alergenów na które jest uczulony</text:p>
      <text:list xml:id="list4015702282" text:style-name="L4">
        <text:list-item>
          <text:p text:style-name="P8">zamknięta lista alergenów</text:p>
        </text:list-item>
        <text:list-item>
          <text:p text:style-name="P8">opis alergenu ogranicza się do jego nazwy i intuicyjnego obrazka</text:p>
        </text:list-item>
        <text:list-item>
          <text:p text:style-name="P8">lista alergenów powinna być udostępniona na serwer</text:p>
        </text:list-item>
      </text:list>
      <text:p text:style-name="P4"/>
      <text:p text:style-name="P4">Logowanie do systemu odbywa się za pomocą hasła i loginu</text:p>
      <text:p text:style-name="P4"/>
      <text:p text:style-name="P4">Aplikacja wyświetla listę alergenów w produkcie po zeskanowaniu produktu</text:p>
      <text:list xml:id="list1889868296" text:style-name="L2">
        <text:list-item>
          <text:p text:style-name="P5">zeskanowanie produktu polega na zrobieniu zdjęcia składu lub kodu kreskowego</text:p>
        </text:list-item>
      </text:list>
      <text:p text:style-name="P4"/>
      <text:p text:style-name="P4">Użytkownik ma dostęp do <text:span text:style-name="T6">osobistego kalendarza</text:span></text:p>
      <text:list xml:id="list1340566126" text:style-name="L3">
        <text:list-item>
          <text:p text:style-name="P6">kalendarz zapamiętuje co użytkownik zjadł danego dnia</text:p>
        </text:list-item>
        <text:list-item>
          <text:p text:style-name="P6">można edytować wpis w kalendarzu</text:p>
        </text:list-item>
        <text:list-item>
          <text:p text:style-name="P6">te informacje są udostępniane na serwer</text:p>
        </text:list-item>
      </text:list>
      <text:p text:style-name="P7"/>
      <text:p text:style-name="P7">Możliwość ustawienia przypomnienia o zażyciu lekarstwa</text:p>
      <text:p text:style-name="P7"/>
      <text:p text:style-name="P23"><text:soft-page-break/>Wymagania niefunkcjonalne:</text:p>
      <text:p text:style-name="P19"/>
      <text:p text:style-name="P19">Wymagany czas szkolenia: brak. Interfejs powinien być możliwie intuicyjny</text:p>
      <text:p text:style-name="P19"/>
      <text:p text:style-name="P20">Dostępność systemu: użytkownik zawsze ma zawsze możliwość edycji kalendarza i listy alergenów <text:span text:style-name="T8">lokalnie</text:span>. Aktualizacja danych na serwerze powinna być jak najszybsza, zależna od dostępu do serwera.</text:p>
      <text:p text:style-name="P20"/>
      <text:p text:style-name="P21">System nie musi obsługiwać dużo operacji użytkownika na sekundę.</text:p>
      <text:p text:style-name="P20"/>
      <text:p text:style-name="P20"><text:span text:style-name="T7">Krótka dokumentacja użytkownika opisująca w jaki sposób wykonać odpowiednie akcje: maksymalnie 2 strony a4</text:span></text:p>
      <text:p text:style-name="P20"/>
      <text:p text:style-name="P21">Aplikacja musi mieć dostęp do lokalnej pamięci masowej (zapis listy alergenów, części kalendarza oraz opcjonalnie loginu i hasła): maksymalnie 1 kilobajt</text:p>
      <text:p text:style-name="P9"/>
      <text:p text:style-name="P9">Użytkownik używa aplikacji mobilnej</text:p>
      <text:p text:style-name="P20"><text:s/></text:p>
      <text:p text:style-name="P22">Ograniczenia projektowe:</text:p>
      <text:p text:style-name="P21"/>
      <text:p text:style-name="P21">Alergeny są rozpoznawane według normy <text:span text:style-name="T10">2003/89/E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2:18:58.002000000</meta:creation-date>
    <dc:date>2019-04-07T21:47:19.531000000</dc:date>
    <meta:editing-duration>PT1H22M11S</meta:editing-duration>
    <meta:editing-cycles>18</meta:editing-cycles>
    <meta:generator>LibreOffice/6.2.0.3$Windows_X86_64 LibreOffice_project/98c6a8a1c6c7b144ce3cc729e34964b47ce25d62</meta:generator>
    <meta:document-statistic meta:table-count="0" meta:image-count="0" meta:object-count="0" meta:page-count="4" meta:paragraph-count="75" meta:word-count="1295" meta:character-count="9477" meta:non-whitespace-character-count="8261"/>
  </office:meta>
</office:document-meta>
</file>